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6.715cm"/>
    </style:style>
    <style:style style:name="co12" style:family="table-column">
      <style:table-column-properties fo:break-before="auto" style:column-width="2.912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549cm" fo:break-before="auto" style:use-optimal-row-height="false"/>
    </style:style>
    <style:style style:name="ro8" style:family="table-row">
      <style:table-row-properties style:row-height="2.223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ro10" style:family="table-row">
      <style:table-row-properties style:row-height="2.134cm" fo:break-before="auto" style:use-optimal-row-height="false"/>
    </style:style>
    <style:style style:name="ro11" style:family="table-row">
      <style:table-row-properties style:row-height="2.748cm" fo:break-before="auto" style:use-optimal-row-height="false"/>
    </style:style>
    <style:style style:name="ro12" style:family="table-row">
      <style:table-row-properties style:row-height="1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7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</text:span><text:span text:style-name="T1">string P</text:span><text:span text:style-name="T2">athNameAsset, V</text:span><text:span text:style-name="T3">ector2</text:span><text:span text:style-name="T2"> </text:span><text:span text:style-name="T2">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 office:value-type="string">
            <text:p>De gameState QuitScene gemaakt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 office:value-type="string">
            <text:p>Knoppen laten werken van de QuitScene</text:p>
          </table:table-cell>
          <table:table-cell table:formula="of:=[.D9]-[.C9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 office:value-type="string">
            <text:p>Scorpion class gemaakt. 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 office:value-type="string">
            <text:p>AnimatedSprite class gemaakt</text:p>
          </table:table-cell>
          <table:table-cell table:formula="of:=[.D11]-[.C11]" office:value-type="time" office:time-value="PT00H44M00S">
            <text:p>00:44</text:p>
          </table:table-cell>
        </table:table-row>
        <table:table-row table:style-name="ro5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 office:value-type="string">
            <text:p>Scorpion class laten erven van de AnimatedSprite class</text:p>
          </table:table-cell>
          <table:table-cell table:formula="of:=[.D12]-[.C12]" office:value-type="time" office:time-value="PT01H44M00S">
            <text:p>01:44</text:p>
          </table:table-cell>
        </table:table-row>
        <table:table-row table:style-name="ro2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eeknr 3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/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/>
          <table:table-cell table:formula="of:=[.D9]-[.C9]" office:value-type="time" office:time-value="PT00H19M00S">
            <text:p>00:19</text:p>
          </table:table-cell>
        </table:table-row>
        <table:table-row table:style-name="ro3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/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/>
          <table:table-cell table:formula="of:=[.D11]-[.C11]" office:value-type="time" office:time-value="PT00H44M00S">
            <text:p>00:44</text:p>
          </table:table-cell>
        </table:table-row>
        <table:table-row table:style-name="ro3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/>
          <table:table-cell table:formula="of:=[.D12]-[.C12]" office:value-type="time" office:time-value="PT01H44M00S">
            <text:p>01:44</text:p>
          </table:table-cell>
        </table:table-row>
        <table:table-row table:style-name="ro3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/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OETS 2" table:style-name="ta1" table:print="false">
        <table:table-column table:style-name="co8" table:default-cell-style-name="ce11"/>
        <table:table-column table:style-name="co9" table:default-cell-style-name="ce12"/>
        <table:table-column table:style-name="co3" table:default-cell-style-name="ce6"/>
        <table:table-column table:style-name="co4" table:default-cell-style-name="ce6"/>
        <table:table-column table:style-name="co10" table:default-cell-style-name="ce11"/>
        <table:table-column table:style-name="co11" table:default-cell-style-name="ce7"/>
        <table:table-column table:style-name="co12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7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384722222222222">
            <text:p>9:14</text:p>
          </table:table-cell>
          <table:table-cell table:formula="of:=[.C7]+TIME(0;1;0)" office:value-type="float" office:value="0.385416666666667">
            <text:p>9:15</text:p>
          </table:table-cell>
          <table:table-cell office:value-type="float" office:value="1">
            <text:p>1</text:p>
          </table:table-cell>
          <table:table-cell office:value-type="string">
            <text:p>Maak in de AnimatedSprite class een field: private Vector2 pivot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8">
          <table:table-cell table:number-columns-repeated="2"/>
          <table:table-cell office:value-type="float" office:value="0.385416666666667">
            <text:p>9:15</text:p>
          </table:table-cell>
          <table:table-cell table:formula="of:=[.C8]+TIME(0;1;0)" office:value-type="float" office:value="0.386111111111111">
            <text:p>9:16</text:p>
          </table:table-cell>
          <table:table-cell office:value-type="float" office:value="2">
            <text:p>2</text:p>
          </table:table-cell>
          <table:table-cell table:style-name="ce13" office:value-type="string">
            <text:p>Geef this.pivot in de constructor van de AnimatedSprite class de waarde new Vector2(16f, 16)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9">
          <table:table-cell table:number-columns-repeated="2"/>
          <table:table-cell office:value-type="float" office:value="0.386111111111111">
            <text:p>9:16</text:p>
          </table:table-cell>
          <table:table-cell table:formula="of:=[.C9]+TIME(0;1;0)" office:value-type="float" office:value="0.386805555555556">
            <text:p>9:17</text:p>
          </table:table-cell>
          <table:table-cell office:value-type="float" office:value="3">
            <text:p>3</text:p>
          </table:table-cell>
          <table:table-cell office:value-type="string">
            <text:p>Verander in de Draw method in de AnimatedSprite class het argument origin van Vector2.Zero naar this.pivot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10">
          <table:table-cell table:number-columns-repeated="2"/>
          <table:table-cell office:value-type="float" office:value="0.386805555555556">
            <text:p>9:17</text:p>
          </table:table-cell>
          <table:table-cell office:value-type="float" office:value="0.388888888888889">
            <text:p>9:20</text:p>
          </table:table-cell>
          <table:table-cell office:value-type="float" office:value="4">
            <text:p>4</text:p>
          </table:table-cell>
          <table:table-cell office:value-type="string">
            <text:p>Verander de grenswaarden van de omkeerpunten van de beetles zodat ze niet buiten het scherm komen en niet eerder omkeren.</text:p>
          </table:table-cell>
          <table:table-cell table:formula="of:=[.D10]-[.C10]" office:value-type="float" office:value="0.00208333333333333">
            <text:p>0:03</text:p>
          </table:table-cell>
        </table:table-row>
        <table:table-row table:style-name="ro11">
          <table:table-cell table:number-columns-repeated="2"/>
          <table:table-cell office:value-type="float" office:value="0.388888888888889">
            <text:p>9:20</text:p>
          </table:table-cell>
          <table:table-cell table:formula="of:=[.C11]+TIME(0;1;0)" office:value-type="float" office:value="0.389583333333333">
            <text:p>9:21</text:p>
          </table:table-cell>
          <table:table-cell office:value-type="float" office:value="5">
            <text:p>5</text:p>
          </table:table-cell>
          <table:table-cell office:value-type="string">
            <text:p>Verander de grenswaarden van de omkeerpunten van de scorpions zodat ze niet buiten het scherm komen en niet eerder omkeren.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12">
          <table:table-cell table:number-columns-repeated="2"/>
          <table:table-cell office:value-type="float" office:value="0.389583333333333">
            <text:p>9:21</text:p>
          </table:table-cell>
          <table:table-cell table:formula="of:=[.C12]+TIME(0;1;0)" office:value-type="float" office:value="0.390277777777778">
            <text:p>9:22</text:p>
          </table:table-cell>
          <table:table-cell office:value-type="float" office:value="6">
            <text:p>6</text:p>
          </table:table-cell>
          <table:table-cell office:value-type="string">
            <text:p>Maak een commit genaamd: "Draaipunt verandert van de Draw method in AnimatedSprite class"</text:p>
          </table:table-cell>
          <table:table-cell table:formula="of:=[.D12]-[.C12]" office:value-type="float" office:value="0.000694444444444442">
            <text:p>0:01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5"/>
          <table:table-cell table:style-name="ce14" office:value-type="string">
            <text:p>totaal</text:p>
          </table:table-cell>
          <table:table-cell table:formula="of:=SUM([.G7:.G14])" office:value-type="float" office:value="0.00555555555555554">
            <text:p>0:08</text:p>
          </table:table-cell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15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'weeknr 2'.G30]" office:value-type="time" office:time-value="PT04H41M00S">
            <text:p>04:41:00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8])" office:value-type="time" office:time-value="PT20H48M00S">
            <text:p>20:48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-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  <number:text> </number:text>
    </number:number-style>
    <number:number-style style:name="N139">
      <number:text>(€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(€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(</number:text>
      <number:number number:decimal-places="0" number:min-integer-digits="1" number:grouping="true"/>
      <number:text>)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(</number:text>
      <number:number number:decimal-places="2" number:min-integer-digits="1" number:grouping="true"/>
      <number:text>)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2">
      <number:text-content/>
      <style:map style:condition="value()&gt;=0" style:apply-style-name="N152P0"/>
    </number:text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gt;=0" style:apply-style-name="N154P0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number:number-style style:name="N157P0" style:volatile="true">
      <number:text>€ </number:text>
      <number:number number:decimal-places="0" number:min-integer-digits="1" number:grouping="true"/>
    </number:number-style>
    <number:number-style style:name="N157">
      <number:text>€ 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2" number:min-integer-digits="1" number:grouping="true"/>
    </number:number-style>
    <number:number-style style:name="N159">
      <number:text>€ 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 </number:text>
      <number:number number:decimal-places="2" number:min-integer-digits="1" number:grouping="true"/>
    </number:number-style>
    <number:number-style style:name="N160">
      <style:text-properties fo:color="#ff0000"/>
      <number:text>€ 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€ </number:text>
      <number:number number:decimal-places="0" number:min-integer-digits="1" number:grouping="true"/>
      <number:text> </number:text>
    </number:number-style>
    <number:number-style style:name="N162P1" style:volatile="true">
      <number:text> € -</number:text>
      <number:number number:decimal-places="0" number:min-integer-digits="1" number:grouping="true"/>
      <number:text> </number:text>
    </number:number-style>
    <number:number-style style:name="N162P2" style:volatile="true">
      <number:text> € 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€ </number:text>
      <number:number number:decimal-places="2" number:min-integer-digits="1" number:grouping="true"/>
      <number:text> </number:text>
    </number:number-style>
    <number:number-style style:name="N164P1" style:volatile="true">
      <number:text> € -</number:text>
      <number:number number:decimal-places="2" number:min-integer-digits="1" number:grouping="true"/>
      <number:text> </number:text>
    </number:number-style>
    <number:number-style style:name="N164P2" style:volatile="true">
      <number:text> € 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number:min-integer-digits="3" number:min-exponent-digits="1"/>
    </number:number-style>
    <number:number-style style:name="N166P0" style:volatile="true">
      <number:text>€ </number:text>
      <number:number number:decimal-places="0" number:min-integer-digits="1" number:grouping="true"/>
      <number:text> </number:text>
    </number:number-style>
    <number:number-style style:name="N166">
      <number:text>(€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€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€ </number:text>
      <number:number number:decimal-places="2" number:min-integer-digits="1" number:grouping="true"/>
      <number:text> </number:text>
    </number:number-style>
    <number:number-style style:name="N168">
      <number:text>(€ 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€ </number:text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 € </number:text>
      <number:number number:decimal-places="0" number:min-integer-digits="1" number:grouping="true"/>
      <number:text> </number:text>
    </number:number-style>
    <number:number-style style:name="N170P1" style:volatile="true">
      <number:text> € (</number:text>
      <number:number number:decimal-places="0" number:min-integer-digits="1" number:grouping="true"/>
      <number:text>)</number:text>
    </number:number-style>
    <number:number-style style:name="N170P2" style:volatile="true">
      <number:text> €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€ </number:text>
      <number:number number:decimal-places="2" number:min-integer-digits="1" number:grouping="true"/>
      <number:text> </number:text>
    </number:number-style>
    <number:number-style style:name="N172P1" style:volatile="true">
      <number:text> € (</number:text>
      <number:number number:decimal-places="2" number:min-integer-digits="1" number:grouping="true"/>
      <number:text>)</number:text>
    </number:number-style>
    <number:number-style style:name="N172P2" style:volatile="true">
      <number:text> € 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7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-01-2014</text:date>, <text:time>09:22: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weeknr_20_2" style:display-name="PageStyle_weekn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nr_20_2_20_1" style:display-name="PageStyle_weeknr 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ets_20_2_20_AnimatedSprites" style:display-name="PageStyle_Toets 2 AnimatedSprit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4-01-27T09:22:16.21</dc:date>
    <meta:editing-duration>PT12H55M42S</meta:editing-duration>
    <meta:editing-cycles>23</meta:editing-cycles>
    <meta:generator>OpenOffice.org/3.4.1$Win32 OpenOffice.org_project/341m1$Build-9593</meta:generator>
    <meta:document-statistic meta:table-count="8" meta:cell-count="532" meta:object-count="0"/>
  </office:meta>
</office:document-meta>
</file>